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P12" style:parent-style-name="Standard" style:list-style-name="LFO1" style:family="paragraph"/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list-style-name="LFO1" style:family="paragraph"/>
    <style:style style:name="P15" style:parent-style-name="Standard" style:family="paragraph">
      <style:paragraph-properties fo:margin-left="0.25in">
        <style:tab-stops/>
      </style:paragraph-properties>
    </style:style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family="paragraph">
      <style:paragraph-properties fo:margin-left="0.5in">
        <style:tab-stops/>
      </style:paragraph-properties>
    </style:style>
    <style:style style:name="P21" style:parent-style-name="Standard" style:list-style-name="LFO1" style:family="paragraph"/>
    <style:style style:name="P22" style:parent-style-name="Standard" style:family="paragraph">
      <style:paragraph-properties fo:margin-left="0.5in">
        <style:tab-stops/>
      </style:paragraph-properties>
    </style:style>
    <style:style style:name="P23" style:parent-style-name="Standard" style:list-style-name="LFO1" style:family="paragraph"/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list-style-name="LFO1" style:family="paragraph"/>
    <style:style style:name="P26" style:parent-style-name="Standard" style:family="paragraph">
      <style:paragraph-properties fo:margin-left="0.5in">
        <style:tab-stops/>
      </style:paragraph-properties>
    </style:style>
    <style:style style:name="P27" style:parent-style-name="Standard" style:list-style-name="LFO1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Consultas simples<text:s/><text:s/>y múltiples tablas</text:p>
          </table:table-cell>
          <table:covered-table-cell/>
        </table:table-row>
        <table:table-row table:style-name="TableRow7">
          <table:table-cell table:style-name="TableCell8">
            <text:p text:style-name="TableContents">Nombre:</text:p>
          </table:table-cell>
          <table:table-cell table:style-name="TableCell9">
            <text:p text:style-name="TableContents">Apellidos:</text:p>
          </table:table-cell>
        </table:table-row>
      </table:table>
      <text:p text:style-name="Standard"/>
      <text:p text:style-name="Standard">Escribe en un fichero de texto las sentencias que responden a las siguientes preguntas identificando el número de respuesta. Debes realizar al menos un<text:s/><text:span text:style-name="T10">JOIN</text:span><text:s/>y una unión de tablas con<text:s/><text:span text:style-name="T11">WHERE</text:span>.</text:p>
      <text:p text:style-name="Standard"/>
      <text:list text:style-name="LFO1" text:continue-numbering="true">
        <text:list-item>
          <text:p text:style-name="P12">Nombre, apellido y teléfono de todos los afiliados que sean hombres y que hayan nacido antes del 1 de enero de 1070</text:p>
        </text:list-item>
      </text:list>
      <text:p text:style-name="P13"/>
      <text:list text:style-name="LFO1" text:continue-numbering="true">
        <text:list-item>
          <text:p text:style-name="P14">Peso, talla <text:s/>y nombre de todos los peces que se han pescado por con talla inferior o igual a 45. Los datos deben salir ordenados por el nombre del pez, y para el mismo pez por el peso (primero los más grandes) y para el mismo peso por la talla (primero los más grandes).</text:p>
        </text:list-item>
      </text:list>
      <text:p text:style-name="P15"/>
      <text:list text:style-name="LFO1" text:continue-numbering="true">
        <text:list-item>
          <text:p text:style-name="P16">Obtener los nombres y apellidos de los afiliados que<text:s/>o bien<text:s/>tienen la licencia de pesca que comienzan con una A<text:s/>(mayúscula o minúscula),<text:s/>o<text:s/>bien<text:s/>el teléfono empieza en 9<text:s/>y la dirección comienza en Avda.</text:p>
        </text:list-item>
      </text:list>
      <text:p text:style-name="Párrafodelista"/>
      <text:list text:style-name="LFO1" text:continue-numbering="true">
        <text:list-item>
          <text:p text:style-name="P17">Lugares del cauce “Rio Genil” que<text:s/>en el campo de observaciones no tengan valor.</text:p>
        </text:list-item>
      </text:list>
      <text:p text:style-name="Párrafodelista"/>
      <text:list text:style-name="LFO1" text:continue-numbering="true">
        <text:list-item>
          <text:p text:style-name="P18">Mostrar el nombre y apellidos de cada afiliado, junto con la ficha de los afiliados que lo han avalado alguna vez como primer avalador.</text:p>
        </text:list-item>
      </text:list>
      <text:p text:style-name="Standard"/>
      <text:list text:style-name="LFO1" text:continue-numbering="true">
        <text:list-item>
          <text:p text:style-name="P19">Obtén los cauces y en qué lugar de ellos<text:s/>han encontrado<text:s/>tencas (tipo de pez)<text:s/>cuando nuestros afiliados han ido a pescar solos, indicando la comunidad a la que pertenece dicho lugar.<text:s/>(no deben salir valores repetidos)</text:p>
        </text:list-item>
      </text:list>
      <text:p text:style-name="P20"/>
      <text:list text:style-name="LFO1" text:continue-numbering="true">
        <text:list-item>
          <text:p text:style-name="P21">Mostrar el nombre y apellido de los afiliados que han conseguido alguna copa. Los datos deben salir ordenador por la fecha del evento, mostrando primero los eventos más antiguos.</text:p>
        </text:list-item>
      </text:list>
      <text:p text:style-name="P22"/>
      <text:list text:style-name="LFO1" text:continue-numbering="true">
        <text:list-item>
          <text:p text:style-name="P23">Obtén la ficha, nombre, apellidos, posición y trofeo de todos los participantes del evento 'Super Barbo'<text:s/>mostrándolos según su clasificación.</text:p>
        </text:list-item>
      </text:list>
      <text:p text:style-name="Párrafodelista"/>
      <text:p text:style-name="P24"/>
      <text:list text:style-name="LFO1" text:continue-numbering="true">
        <text:list-item>
          <text:p text:style-name="P25">Mostrar el nombre y apellidos de cada afiliado, junto con el nombre y apellidos de los afiliados que lo han avalado alguna vez como segundo avalador.</text:p>
        </text:list-item>
      </text:list>
      <text:p text:style-name="P26"/>
      <text:list text:style-name="LFO1" text:continue-numbering="true">
        <text:list-item>
          <text:p text:style-name="P27">Indica todos los eventos en los que participó el afiliado 3796 en 1995 que no consiguió trofeo, ordenados descendentemente por fech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C.F.G.S. Desarrollo de Aplicaciones Web<text:tab/><text:tab/>I.E.S. Jacarandá</text:p>
        <text:p text:style-name="Encabezado">Bases de Datos<text:tab/><text:tab/>viernes, 30 de noviembre de 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quín Viana</meta:initial-creator>
    <dc:creator>Inmaculada Olías</dc:creator>
    <meta:creation-date>2018-11-29T19:43:00Z</meta:creation-date>
    <dc:date>2018-11-29T19:43:00Z</dc:date>
    <meta:template xlink:href="Normal.dotm" xlink:type="simple"/>
    <meta:editing-cycles>2</meta:editing-cycles>
    <meta:editing-duration>PT0S</meta:editing-duration>
    <meta:document-statistic meta:page-count="1" meta:paragraph-count="3" meta:word-count="290" meta:character-count="1885" meta:row-count="13" meta:non-whitespace-character-count="1598"/>
  </office:meta>
</office:document-meta>
</file>